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fe54" officeooo:paragraph-rsid="0014fe54"/>
    </style:style>
    <style:style style:name="P2" style:family="paragraph" style:parent-style-name="Standard">
      <style:paragraph-properties fo:text-align="center" style:justify-single-word="false"/>
      <style:text-properties officeooo:rsid="0014fe54" officeooo:paragraph-rsid="0014fe54"/>
    </style:style>
    <style:style style:name="P3" style:family="paragraph" style:parent-style-name="Standard">
      <style:text-properties fo:font-style="italic" officeooo:rsid="0014fe54" officeooo:paragraph-rsid="0014fe54" style:font-style-asian="italic" style:font-style-complex="italic"/>
    </style:style>
    <style:style style:name="P4" style:family="paragraph" style:parent-style-name="Standard">
      <style:text-properties officeooo:rsid="0016ac0e" officeooo:paragraph-rsid="0014fe54"/>
    </style:style>
    <style:style style:name="P5" style:family="paragraph" style:parent-style-name="Standard">
      <style:text-properties officeooo:rsid="001a472e" officeooo:paragraph-rsid="001a472e"/>
    </style:style>
    <style:style style:name="P6" style:family="paragraph" style:parent-style-name="Standard">
      <style:text-properties officeooo:rsid="001d6c59" officeooo:paragraph-rsid="001d6c59"/>
    </style:style>
    <style:style style:name="P7" style:family="paragraph" style:parent-style-name="Standard">
      <style:text-properties officeooo:rsid="001e9bf5" officeooo:paragraph-rsid="001e9bf5"/>
    </style:style>
    <style:style style:name="T1" style:family="text">
      <style:text-properties officeooo:rsid="001ba37a"/>
    </style:style>
    <style:style style:name="T2" style:family="text">
      <style:text-properties officeooo:rsid="001d6c59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d6c59"/>
    </style:style>
    <style:style style:name="T5" style:family="text">
      <style:text-properties officeooo:rsid="002078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fibin</text:p>
      <text:p text:style-name="P2">by Sven Nilsen, 2019</text:p>
      <text:p text:style-name="P1"/>
      <text:p text:style-name="P3">In this paper I explain the semantics of an encoding of infinite complete rooted<text:span text:style-name="T1"> </text:span>binary trees using natural numbers. <text:span text:style-name="T1">I suggest calling this an</text:span> “infibin” <text:span text:style-name="T1">to easier refer to it as a mathematical object</text:span>.</text:p>
      <text:p text:style-name="P1"/>
      <text:p text:style-name="P1">Previously, I formalized <text:span text:style-name="T1">full </text:span>binary trees, rooted <text:span text:style-name="T1">full </text:span>binary trees and infinite complete binary trees.</text:p>
      <text:p text:style-name="P1">Here I will talk about an encoding of infinite complete rooted<text:span text:style-name="T1"> </text:span>binary trees using natural numbers:</text:p>
      <text:p text:style-name="P1"/>
      <text:p text:style-name="P1"><text:tab/>left(n) = 2 · n + 1</text:p>
      <text:p text:style-name="P1"><text:tab/>right(n) = 2 · n + 2</text:p>
      <text:p text:style-name="P1"><text:tab/>parent(n) = if n == 0 { 0 } else if even(n) { (n – 2) / 2 } else { (n – 1) / 2 }</text:p>
      <text:p text:style-name="P1"/>
      <text:p text:style-name="P1"><text:tab/>left : nat → nat</text:p>
      <text:p text:style-name="P1"><text:tab/>right : nat → nat</text:p>
      <text:p text:style-name="P1"><text:tab/>parent : nat → nat</text:p>
      <text:p text:style-name="P1"><text:tab/><text:span text:style-name="T1">even : nat → bool</text:span></text:p>
      <text:p text:style-name="P1"/>
      <text:p text:style-name="P5">I call this an “infibin” to <text:span text:style-name="T1">easier </text:span>refer th<text:span text:style-name="T1">is particular mathematical object, instead of talking about it in terms of the more general semantics of full binary trees.</text:span></text:p>
      <text:p text:style-name="P1"/>
      <text:p text:style-name="P5">What makes infibin special is that the decidability of every rooted, infinite and complete binary tree can be mapped to an infibin. <text:span text:style-name="T1">So, an infibin kind of represents this class of binary trees while at the same time being a very concrete mathematical object.</text:span></text:p>
      <text:p text:style-name="P5"/>
      <text:p text:style-name="P6">Formally, for every rooted, infinite and complete binary tree, there exists a symmetric path by `g`:</text:p>
      <text:p text:style-name="P4"/>
      <text:p text:style-name="P4"><text:tab/><text:span text:style-name="T2">left</text:span><text:span text:style-name="T4">X</text:span><text:span text:style-name="T2">[g] &lt;=&gt; left</text:span></text:p>
      <text:p text:style-name="P4"><text:tab/><text:span text:style-name="T2">right</text:span><text:span text:style-name="T4">X</text:span><text:span text:style-name="T2">[g] &lt;=&gt; right</text:span></text:p>
      <text:p text:style-name="P4"><text:tab/><text:span text:style-name="T2">parent</text:span><text:span text:style-name="T4">X</text:span><text:span text:style-name="T2">[g] &lt;=&gt; parent</text:span></text:p>
      <text:p text:style-name="P4"/>
      <text:p text:style-name="P4"><text:tab/><text:span text:style-name="T2">g : X → nat</text:span></text:p>
      <text:p text:style-name="P4"/>
      <text:p text:style-name="P6">One might choose to write this in the following notation:</text:p>
      <text:p text:style-name="P6"/>
      <text:p text:style-name="P6"><text:tab/>infinite_complete_binary_tree[g] &lt;=&gt; infibin</text:p>
      <text:p text:style-name="P6"/>
      <text:p text:style-name="P6"><text:tab/>infinite_complete_binary_tree := (left<text:span text:style-name="T3">X</text:span>, right<text:span text:style-name="T3">X</text:span>, parent<text:span text:style-name="T3">X</text:span>)</text:p>
      <text:p text:style-name="P6"><text:tab/>infibin := (left, right, parent)</text:p>
      <text:p text:style-name="P6"><text:tab/>g : X → nat</text:p>
      <text:p text:style-name="P6"/>
      <text:p text:style-name="P7">The function `g` might be non-trivial, e.g. mapping segments of an infibin to an infibin. <text:span text:style-name="T5">A such solution exists if grand-children have depth-dependence in Cartesian products, such that every grand-parent has a children product type of their own type as grand-children. The root has two children, then each children has four (two in each left and right branch), each grand-children has eight (four in each left and right branch), great-grand-children sixteen (eight in each left and right branch), and so 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4:52:41.618903000</meta:creation-date>
    <dc:date>2019-09-04T19:44:58.677860000</dc:date>
    <meta:editing-duration>PT1M27S</meta:editing-duration>
    <meta:editing-cycles>1</meta:editing-cycles>
    <meta:document-statistic meta:table-count="0" meta:image-count="0" meta:object-count="0" meta:page-count="1" meta:paragraph-count="25" meta:word-count="340" meta:character-count="1932" meta:non-whitespace-character-count="1600"/>
    <meta:generator>LibreOffice/5.1.2.2$MacOSX_X86_64 LibreOffice_project/d3bf12ecb743fc0d20e0be0c58ca359301eb705f</meta:generator>
  </office:meta>
</office:document-meta>
</file>